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3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oxel[count]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Samples/ms</text:p>
          </table:table-cell>
          <table:table-cell office:value-type="string" calcext:value-type="string">
            <text:p>total CPU time[ms]</text:p>
          </table:table-cell>
          <table:table-cell office:value-type="string" calcext:value-type="string">
            <text:p>Ratio simple/simpa</text:p>
          </table:table-cell>
          <table:table-cell office:value-type="string" calcext:value-type="string">
            <text:p>Data size[MB]</text:p>
          </table:table-cell>
          <table:table-cell office:value-type="string" calcext:value-type="string">
            <text:p>MB/ms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3201" calcext:value-type="float">
            <text:p>23201</text:p>
          </table:table-cell>
          <table:table-cell table:formula="of:=[.C2]/[.D2]" office:value-type="float" office:value="91692.59945692" calcext:value-type="float">
            <text:p>91692,59945692</text:p>
          </table:table-cell>
          <table:table-cell office:value-type="string" calcext:value-type="string">
            <text:p>simple</text:p>
          </table:table-cell>
          <table:table-cell/>
          <table:table-cell table:formula="of:=[.C2]/(1024*1024)" office:value-type="float" office:value="2028.80859375" calcext:value-type="float">
            <text:p>2028,80859375</text:p>
          </table:table-cell>
          <table:table-cell table:formula="of:=[.H2]/[.D2]" office:value-type="float" office:value="0.0874448771065902" calcext:value-type="float">
            <text:p>0,08744487710659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131" calcext:value-type="float">
            <text:p>6131</text:p>
          </table:table-cell>
          <table:table-cell table:formula="of:=[.C3]/[.D3]" office:value-type="float" office:value="346984.17876366" calcext:value-type="float">
            <text:p>346984,17876366</text:p>
          </table:table-cell>
          <table:table-cell table:formula="of:=[.D3]*8" office:value-type="float" office:value="49048" calcext:value-type="float">
            <text:p>49048</text:p>
          </table:table-cell>
          <table:table-cell table:formula="of:=[.D2]/[.D3]" office:value-type="float" office:value="3.78421138476594" calcext:value-type="float">
            <text:p>3,78421138476594</text:p>
          </table:table-cell>
          <table:table-cell table:formula="of:=[.C3]/(1024*1024)" office:value-type="float" office:value="2028.80859375" calcext:value-type="float">
            <text:p>2028,80859375</text:p>
          </table:table-cell>
          <table:table-cell table:formula="of:=[.H3]/[.D3]" office:value-type="float" office:value="0.330909899486218" calcext:value-type="float">
            <text:p>0,330909899486218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4174" calcext:value-type="float">
            <text:p>34174</text:p>
          </table:table-cell>
          <table:table-cell table:formula="of:=[.C4]/[.D4]" office:value-type="float" office:value="6320.59460408498" calcext:value-type="float">
            <text:p>6320,59460408498</text:p>
          </table:table-cell>
          <table:table-cell office:value-type="string" calcext:value-type="string">
            <text:p>simple</text:p>
          </table:table-cell>
          <table:table-cell/>
          <table:table-cell table:formula="of:=[.C4]/(1024*1024)" office:value-type="float" office:value="205.99365234375" calcext:value-type="float">
            <text:p>205,99365234375</text:p>
          </table:table-cell>
          <table:table-cell table:formula="of:=[.H4]/[.D4]" office:value-type="float" office:value="0.00602778873833177" calcext:value-type="float">
            <text:p>0,006027788738332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1211" calcext:value-type="float">
            <text:p>11211</text:p>
          </table:table-cell>
          <table:table-cell table:formula="of:=[.C5]/[.D5]" office:value-type="float" office:value="19266.7915440193" calcext:value-type="float">
            <text:p>19266,7915440193</text:p>
          </table:table-cell>
          <table:table-cell table:formula="of:=[.D5]*8" office:value-type="float" office:value="89688" calcext:value-type="float">
            <text:p>89688</text:p>
          </table:table-cell>
          <table:table-cell table:formula="of:=[.D4]/[.D5]" office:value-type="float" office:value="3.04825617696905" calcext:value-type="float">
            <text:p>3,04825617696905</text:p>
          </table:table-cell>
          <table:table-cell table:formula="of:=[.C5]/(1024*1024)" office:value-type="float" office:value="205.99365234375" calcext:value-type="float">
            <text:p>205,99365234375</text:p>
          </table:table-cell>
          <table:table-cell table:formula="of:=[.H5]/[.D5]" office:value-type="float" office:value="0.0183742442550843" calcext:value-type="float">
            <text:p>0,01837424425508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4388" calcext:value-type="float">
            <text:p>24388</text:p>
          </table:table-cell>
          <table:table-cell table:formula="of:=[.C6]/[.D6]" office:value-type="float" office:value="14362.8013777268" calcext:value-type="float">
            <text:p>14362,8013777268</text:p>
          </table:table-cell>
          <table:table-cell office:value-type="string" calcext:value-type="string">
            <text:p>simple</text:p>
          </table:table-cell>
          <table:table-cell/>
          <table:table-cell table:formula="of:=[.C6]/(1024*1024)" office:value-type="float" office:value="334.053039550781" calcext:value-type="float">
            <text:p>334,053039550781</text:p>
          </table:table-cell>
          <table:table-cell table:formula="of:=[.H6]/[.D6]" office:value-type="float" office:value="0.0136974347855823" calcext:value-type="float">
            <text:p>0,013697434785582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7489" calcext:value-type="float">
            <text:p>7489</text:p>
          </table:table-cell>
          <table:table-cell table:formula="of:=[.C7]/[.D7]" office:value-type="float" office:value="46772.5998130592" calcext:value-type="float">
            <text:p>46772,5998130592</text:p>
          </table:table-cell>
          <table:table-cell table:formula="of:=[.D7]*8" office:value-type="float" office:value="59912" calcext:value-type="float">
            <text:p>59912</text:p>
          </table:table-cell>
          <table:table-cell table:formula="of:=[.D6]/[.D7]" office:value-type="float" office:value="3.25650954733609" calcext:value-type="float">
            <text:p>3,25650954733609</text:p>
          </table:table-cell>
          <table:table-cell table:formula="of:=[.C7]/(1024*1024)" office:value-type="float" office:value="334.053039550781" calcext:value-type="float">
            <text:p>334,053039550781</text:p>
          </table:table-cell>
          <table:table-cell table:formula="of:=[.H7]/[.D7]" office:value-type="float" office:value="0.0446058271532623" calcext:value-type="float">
            <text:p>0,04460582715326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  <table:table-cell table:formula="of:=[.C8]/(1024*1024)" office:value-type="float" office:value="472.875823974609" calcext:value-type="float">
            <text:p>472,875823974609</text:p>
          </table:table-cell>
          <table:table-cell table:formula="of:=[.H8]/[.D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  <table:table-cell table:formula="of:=[.D9]*8" office:value-type="float" office:value="0" calcext:value-type="float">
            <text:p>0</text:p>
          </table:table-cell>
          <table:table-cell table:formula="of:=[.D8]/[.D9]" office:value-type="string" office:string-value="" calcext:value-type="error">
            <text:p>#DIV/0!</text:p>
          </table:table-cell>
          <table:table-cell table:formula="of:=[.C9]/(1024*1024)" office:value-type="float" office:value="472.875823974609" calcext:value-type="float">
            <text:p>472,875823974609</text:p>
          </table:table-cell>
          <table:table-cell table:formula="of:=[.H9]/[.D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" calcext:value-type="float">
            <text:p>2</text:p>
          </table:table-cell>
          <table:table-cell table:formula="of:=[.C10]/[.D10]" office:value-type="float" office:value="13125255" calcext:value-type="float">
            <text:p>13125255</text:p>
          </table:table-cell>
          <table:table-cell office:value-type="string" calcext:value-type="string">
            <text:p>simple</text:p>
          </table:table-cell>
          <table:table-cell/>
          <table:table-cell table:formula="of:=[.C10]/(1024*1024)" office:value-type="float" office:value="25.0344371795654" calcext:value-type="float">
            <text:p>25,0344371795654</text:p>
          </table:table-cell>
          <table:table-cell table:formula="of:=[.H10]/[.D10]" office:value-type="float" office:value="12.5172185897827" calcext:value-type="float">
            <text:p>12,5172185897827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" calcext:value-type="float">
            <text:p>2</text:p>
          </table:table-cell>
          <table:table-cell table:formula="of:=[.C11]/[.D11]" office:value-type="float" office:value="13125255" calcext:value-type="float">
            <text:p>13125255</text:p>
          </table:table-cell>
          <table:table-cell table:formula="of:=[.D11]*8" office:value-type="float" office:value="16" calcext:value-type="float">
            <text:p>16</text:p>
          </table:table-cell>
          <table:table-cell table:formula="of:=[.D10]/[.D11]" office:value-type="float" office:value="1" calcext:value-type="float">
            <text:p>1</text:p>
          </table:table-cell>
          <table:table-cell table:formula="of:=[.C11]/(1024*1024)" office:value-type="float" office:value="25.0344371795654" calcext:value-type="float">
            <text:p>25,0344371795654</text:p>
          </table:table-cell>
          <table:table-cell table:formula="of:=[.H11]/[.D11]" office:value-type="float" office:value="12.5172185897827" calcext:value-type="float">
            <text:p>12,517218589782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105" calcext:value-type="float">
            <text:p>1105</text:p>
          </table:table-cell>
          <table:table-cell table:formula="of:=[.C12]/[.D12]" office:value-type="float" office:value="316995.475113122" calcext:value-type="float">
            <text:p>316995,475113122</text:p>
          </table:table-cell>
          <table:table-cell office:value-type="string" calcext:value-type="string">
            <text:p>simple</text:p>
          </table:table-cell>
          <table:table-cell/>
          <table:table-cell table:formula="of:=[.C12]/(1024*1024)" office:value-type="float" office:value="334.053039550781" calcext:value-type="float">
            <text:p>334,053039550781</text:p>
          </table:table-cell>
          <table:table-cell table:formula="of:=[.H12]/[.D12]" office:value-type="float" office:value="0.302310443032381" calcext:value-type="float">
            <text:p>0,302310443032381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389" calcext:value-type="float">
            <text:p>389</text:p>
          </table:table-cell>
          <table:table-cell table:formula="of:=[.C13]/[.D13]" office:value-type="float" office:value="900462.724935733" calcext:value-type="float">
            <text:p>900462,724935733</text:p>
          </table:table-cell>
          <table:table-cell table:formula="of:=[.D13]*8" office:value-type="float" office:value="3112" calcext:value-type="float">
            <text:p>3112</text:p>
          </table:table-cell>
          <table:table-cell table:formula="of:=[.D12]/[.D13]" office:value-type="float" office:value="2.84061696658098" calcext:value-type="float">
            <text:p>2,84061696658098</text:p>
          </table:table-cell>
          <table:table-cell table:formula="of:=[.C13]/(1024*1024)" office:value-type="float" office:value="334.053039550781" calcext:value-type="float">
            <text:p>334,053039550781</text:p>
          </table:table-cell>
          <table:table-cell table:formula="of:=[.H13]/[.D13]" office:value-type="float" office:value="0.858748173652394" calcext:value-type="float">
            <text:p>0,858748173652394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8150" calcext:value-type="float">
            <text:p>18150</text:p>
          </table:table-cell>
          <table:table-cell table:formula="of:=[.C14]/[.D14]" office:value-type="float" office:value="11900.826446281" calcext:value-type="float">
            <text:p>11900,826446281</text:p>
          </table:table-cell>
          <table:table-cell office:value-type="string" calcext:value-type="string">
            <text:p>simple</text:p>
          </table:table-cell>
          <table:table-cell/>
          <table:table-cell table:formula="of:=[.C14]/(1024*1024)" office:value-type="float" office:value="205.99365234375" calcext:value-type="float">
            <text:p>205,99365234375</text:p>
          </table:table-cell>
          <table:table-cell table:formula="of:=[.H14]/[.D14]" office:value-type="float" office:value="0.0113495125258264" calcext:value-type="float">
            <text:p>0,011349512525827</text:p>
          </table:table-cell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594" calcext:value-type="float">
            <text:p>5594</text:p>
          </table:table-cell>
          <table:table-cell table:formula="of:=[.C15]/[.D15]" office:value-type="float" office:value="38612.7994279585" calcext:value-type="float">
            <text:p>38612,7994279585</text:p>
          </table:table-cell>
          <table:table-cell table:formula="of:=[.D15]*8" office:value-type="float" office:value="44752" calcext:value-type="float">
            <text:p>44752</text:p>
          </table:table-cell>
          <table:table-cell table:formula="of:=[.D14]/[.D15]" office:value-type="float" office:value="3.2445477297104" calcext:value-type="float">
            <text:p>3,2445477297104</text:p>
          </table:table-cell>
          <table:table-cell table:formula="of:=[.C15]/(1024*1024)" office:value-type="float" office:value="205.99365234375" calcext:value-type="float">
            <text:p>205,99365234375</text:p>
          </table:table-cell>
          <table:table-cell table:formula="of:=[.H15]/[.D15]" office:value-type="float" office:value="0.03682403509899" calcext:value-type="float">
            <text:p>0,0368240350989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CHTUNG: CPU scheinen in Energiesparmodus zu gehen(daher Messung leider inkorrekt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 Raycastadaption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24972" calcext:value-type="float">
            <text:p>24972</text:p>
          </table:table-cell>
          <table:table-cell table:formula="of:=[.C20]/[.D20]" office:value-type="float" office:value="85189.8125901009" calcext:value-type="float">
            <text:p>85189,81259010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6221" calcext:value-type="float">
            <text:p>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36741" calcext:value-type="float">
            <text:p>367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100" calcext:value-type="float">
            <text:p>12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25675" calcext:value-type="float">
            <text:p>256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221" calcext:value-type="float">
            <text:p>8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184" calcext:value-type="float">
            <text:p>1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469" calcext:value-type="float">
            <text:p>4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8754" calcext:value-type="float">
            <text:p>187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5816" calcext:value-type="float">
            <text:p>5816</text:p>
          </table:table-cell>
          <table:table-cell table:number-columns-repeated="5"/>
        </table:table-row>
      </table:table>
      <table:table table:name="timingsOLD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Voxel[count]</text:p>
          </table:table-cell>
          <table:table-cell office:value-type="string" calcext:value-type="string">
            <text:p>time[ms]</text:p>
          </table:table-cell>
          <table:table-cell office:value-type="string" calcext:value-type="string">
            <text:p>Samples/ms</text:p>
          </table:table-cell>
          <table:table-cell office:value-type="string" calcext:value-type="string">
            <text:p>total CPU time[ms]</text:p>
          </table:table-cell>
          <table:table-cell office:value-type="string" calcext:value-type="string">
            <text:p>Ratio simple/simpa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  <table:table-cell table:formula="of:=[.D3]*8" office:value-type="float" office:value="0" calcext:value-type="float">
            <text:p>0</text:p>
          </table:table-cell>
          <table:table-cell table:formula="of:=[.D2]/[.D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47596" calcext:value-type="float">
            <text:p>47596</text:p>
          </table:table-cell>
          <table:table-cell table:formula="of:=[.C4]/[.D4]" office:value-type="float" office:value="4538.19648709976" calcext:value-type="float">
            <text:p>4538,19648709976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2887" calcext:value-type="float">
            <text:p>12887</text:p>
          </table:table-cell>
          <table:table-cell table:formula="of:=[.C5]/[.D5]" office:value-type="float" office:value="16761.0770543959" calcext:value-type="float">
            <text:p>16761,0770543959</text:p>
          </table:table-cell>
          <table:table-cell table:formula="of:=[.D5]*8" office:value-type="float" office:value="103096" calcext:value-type="float">
            <text:p>103096</text:p>
          </table:table-cell>
          <table:table-cell table:formula="of:=[.D4]/[.D5]" office:value-type="float" office:value="3.69333436796772" calcext:value-type="float">
            <text:p>3,69333436796772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  <table:table-cell table:formula="of:=[.D7]*8" office:value-type="float" office:value="0" calcext:value-type="float">
            <text:p>0</text:p>
          </table:table-cell>
          <table:table-cell table:formula="of:=[.D6]/[.D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  <table:table-cell table:formula="of:=[.D9]*8" office:value-type="float" office:value="0" calcext:value-type="float">
            <text:p>0</text:p>
          </table:table-cell>
          <table:table-cell table:formula="of:=[.D8]/[.D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2" calcext:value-type="float">
            <text:p>2</text:p>
          </table:table-cell>
          <table:table-cell table:formula="of:=[.C10]/[.D10]" office:value-type="float" office:value="13125255" calcext:value-type="float">
            <text:p>13125255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3" calcext:value-type="float">
            <text:p>3</text:p>
          </table:table-cell>
          <table:table-cell table:formula="of:=[.C11]/[.D11]" office:value-type="float" office:value="8750170" calcext:value-type="float">
            <text:p>8750170</text:p>
          </table:table-cell>
          <table:table-cell table:formula="of:=[.D11]*8" office:value-type="float" office:value="24" calcext:value-type="float">
            <text:p>24</text:p>
          </table:table-cell>
          <table:table-cell table:formula="of:=[.D10]/[.D11]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760" calcext:value-type="float">
            <text:p>1760</text:p>
          </table:table-cell>
          <table:table-cell table:formula="of:=[.C12]/[.D12]" office:value-type="float" office:value="199022.727272727" calcext:value-type="float">
            <text:p>199022,727272727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606" calcext:value-type="float">
            <text:p>606</text:p>
          </table:table-cell>
          <table:table-cell table:formula="of:=[.C13]/[.D13]" office:value-type="float" office:value="578019.801980198" calcext:value-type="float">
            <text:p>578019,801980198</text:p>
          </table:table-cell>
          <table:table-cell table:formula="of:=[.D13]*8" office:value-type="float" office:value="4848" calcext:value-type="float">
            <text:p>4848</text:p>
          </table:table-cell>
          <table:table-cell table:formula="of:=[.D12]/[.D13]" office:value-type="float" office:value="2.9042904290429" calcext:value-type="float">
            <text:p>2,9042904290429</text:p>
          </table:table-cell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24085" calcext:value-type="float">
            <text:p>24085</text:p>
          </table:table-cell>
          <table:table-cell table:formula="of:=[.C14]/[.D14]" office:value-type="float" office:value="8968.23749221507" calcext:value-type="float">
            <text:p>8968,23749221507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1">
          <table:table-cell office:value-type="string" calcext:value-type="string">
            <text:p>simpa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6773" calcext:value-type="float">
            <text:p>6773</text:p>
          </table:table-cell>
          <table:table-cell table:formula="of:=[.C15]/[.D15]" office:value-type="float" office:value="31891.3332349033" calcext:value-type="float">
            <text:p>31891,3332349033</text:p>
          </table:table-cell>
          <table:table-cell table:formula="of:=[.D15]*8" office:value-type="float" office:value="54184" calcext:value-type="float">
            <text:p>54184</text:p>
          </table:table-cell>
          <table:table-cell table:formula="of:=[.D14]/[.D15]" office:value-type="float" office:value="3.55603130075299" calcext:value-type="float">
            <text:p>3,55603130075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.00.0000</text:date>, <text:time style:data-style-name="N2" text:time-value="19:48:45.322705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17T19:50:03.646650429</dc:date>
    <meta:editing-duration>PT8M12S</meta:editing-duration>
    <meta:editing-cycles>3</meta:editing-cycles>
    <meta:generator>LibreOffice/6.3.5.2$Linux_X86_64 LibreOffice_project/30$Build-2</meta:generator>
    <meta:document-statistic meta:table-count="2" meta:cell-count="285" meta:object-count="0"/>
  </office:meta>
</office:document-meta>
</file>